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/>
    </style:style>
  </office:automatic-styles>
  <office:body>
    <office:spreadsheet>
      <table:calculation-settings>
        <table:iteration table:status="enable" table:steps="500"/>
      </table:calculation-settings>
      <table:table table:name="Openness_RFSE_MIX_C4G_KI04_2016_12_0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6484380679" calcext:value-type="float">
            <text:p>0.646484380679</text:p>
          </table:table-cell>
          <table:table-cell office:value-type="float" office:value="0.650323291037" calcext:value-type="float">
            <text:p>0.650323291037</text:p>
          </table:table-cell>
          <table:table-cell office:value-type="float" office:value="0.487989" calcext:value-type="float">
            <text:p>0.487989</text:p>
          </table:table-cell>
          <table:table-cell office:value-type="float" office:value="0.647248532642" calcext:value-type="float">
            <text:p>0.647248532642</text:p>
          </table:table-cell>
          <table:table-cell office:value-type="float" office:value="0.648398153738" calcext:value-type="float">
            <text:p>0.6483981537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0897346259" calcext:value-type="float">
            <text:p>0.500897346259</text:p>
          </table:table-cell>
          <table:table-cell office:value-type="float" office:value="0.705605255463" calcext:value-type="float">
            <text:p>0.705605255463</text:p>
          </table:table-cell>
          <table:table-cell office:value-type="float" office:value="0.518712" calcext:value-type="float">
            <text:p>0.518712</text:p>
          </table:table-cell>
          <table:table-cell office:value-type="float" office:value="0.531751341309" calcext:value-type="float">
            <text:p>0.531751341309</text:p>
          </table:table-cell>
          <table:table-cell office:value-type="float" office:value="0.5858848534" calcext:value-type="float">
            <text:p>0.58588485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33791044518" calcext:value-type="float">
            <text:p>0.533791044518</text:p>
          </table:table-cell>
          <table:table-cell office:value-type="float" office:value="0.649012782922" calcext:value-type="float">
            <text:p>0.649012782922</text:p>
          </table:table-cell>
          <table:table-cell office:value-type="float" office:value="0.467848" calcext:value-type="float">
            <text:p>0.467848</text:p>
          </table:table-cell>
          <table:table-cell office:value-type="float" office:value="0.553441981732" calcext:value-type="float">
            <text:p>0.553441981732</text:p>
          </table:table-cell>
          <table:table-cell office:value-type="float" office:value="0.585789804301" calcext:value-type="float">
            <text:p>0.5857898043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1003079535" calcext:value-type="float">
            <text:p>0.61003079535</text:p>
          </table:table-cell>
          <table:table-cell office:value-type="float" office:value="0.671016661541" calcext:value-type="float">
            <text:p>0.671016661541</text:p>
          </table:table-cell>
          <table:table-cell office:value-type="float" office:value="0.489827" calcext:value-type="float">
            <text:p>0.489827</text:p>
          </table:table-cell>
          <table:table-cell office:value-type="float" office:value="0.621324710336" calcext:value-type="float">
            <text:p>0.621324710336</text:p>
          </table:table-cell>
          <table:table-cell office:value-type="float" office:value="0.639072074233" calcext:value-type="float">
            <text:p>0.6390720742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10292421964" calcext:value-type="float">
            <text:p>0.510292421964</text:p>
          </table:table-cell>
          <table:table-cell office:value-type="float" office:value="0.650066104537" calcext:value-type="float">
            <text:p>0.650066104537</text:p>
          </table:table-cell>
          <table:table-cell office:value-type="float" office:value="0.422807" calcext:value-type="float">
            <text:p>0.422807</text:p>
          </table:table-cell>
          <table:table-cell office:value-type="float" office:value="0.533222544985" calcext:value-type="float">
            <text:p>0.533222544985</text:p>
          </table:table-cell>
          <table:table-cell office:value-type="float" office:value="0.571760881391" calcext:value-type="float">
            <text:p>0.5717608813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0731583961" calcext:value-type="float">
            <text:p>0.50731583961</text:p>
          </table:table-cell>
          <table:table-cell office:value-type="float" office:value="0.701655805963" calcext:value-type="float">
            <text:p>0.701655805963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7066460039" calcext:value-type="float">
            <text:p>0.537066460039</text:p>
          </table:table-cell>
          <table:table-cell office:value-type="float" office:value="0.588865926878" calcext:value-type="float">
            <text:p>0.5888659268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46494648101" calcext:value-type="float">
            <text:p>0.546494648101</text:p>
          </table:table-cell>
          <table:table-cell office:value-type="float" office:value="0.660031539115" calcext:value-type="float">
            <text:p>0.660031539115</text:p>
          </table:table-cell>
          <table:table-cell office:value-type="float" office:value="0.474522" calcext:value-type="float">
            <text:p>0.474522</text:p>
          </table:table-cell>
          <table:table-cell office:value-type="float" office:value="0.565965839406" calcext:value-type="float">
            <text:p>0.565965839406</text:p>
          </table:table-cell>
          <table:table-cell office:value-type="float" office:value="0.597921052234" calcext:value-type="float">
            <text:p>0.5979210522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3729067508" calcext:value-type="float">
            <text:p>0.63729067508</text:p>
          </table:table-cell>
          <table:table-cell office:value-type="float" office:value="0.636281742974" calcext:value-type="float">
            <text:p>0.636281742974</text:p>
          </table:table-cell>
          <table:table-cell office:value-type="float" office:value="0.48524" calcext:value-type="float">
            <text:p>0.48524</text:p>
          </table:table-cell>
          <table:table-cell office:value-type="float" office:value="0.637088632767" calcext:value-type="float">
            <text:p>0.637088632767</text:p>
          </table:table-cell>
          <table:table-cell office:value-type="float" office:value="0.636785809386" calcext:value-type="float">
            <text:p>0.636785809386</text:p>
          </table:table-cell>
        </table:table-row>
        <table:table-row table:style-name="ro1">
          <table:table-cell table:number-columns-repeated="6"/>
          <table:table-cell table:style-name="ce1" table:formula="of:=AVERAGE([.G1:.G8])" office:value-type="float" office:value="0.561574643945125" calcext:value-type="float">
            <text:p>0.561574643945125</text:p>
          </table:table-cell>
          <table:table-cell table:style-name="ce1" table:formula="of:=AVERAGE([.H1:.H8])" office:value-type="float" office:value="0.665499147944" calcext:value-type="float">
            <text:p>0.665499147944</text:p>
          </table:table-cell>
          <table:table-cell table:style-name="ce1" table:formula="of:=AVERAGE([.I1:.I8])" office:value-type="float" office:value="0.483118125" calcext:value-type="float">
            <text:p>0.483118125</text:p>
          </table:table-cell>
          <table:table-cell table:style-name="ce1" table:formula="of:=AVERAGE([.J1:.J8])" office:value-type="float" office:value="0.578388755402" calcext:value-type="float">
            <text:p>0.578388755402</text:p>
          </table:table-cell>
          <table:table-cell table:style-name="ce1" table:formula="of:=AVERAGE([.K1:.K8])" office:value-type="float" office:value="0.606809819445125" calcext:value-type="float">
            <text:p>0.606809819445125</text:p>
          </table:table-cell>
        </table:table-row>
        <table:table-row table:style-name="ro1">
          <table:table-cell table:number-columns-repeated="6"/>
          <table:table-cell table:style-name="ce2" table:formula="of:=STDEV([.G1:.G8])/SQRT(8)" office:value-type="float" office:value="0.0213581419058236" calcext:value-type="float">
            <text:p>0.021358141905824</text:p>
          </table:table-cell>
          <table:table-cell table:style-name="ce2" table:formula="of:=STDEV([.H1:.H8])/SQRT(8)" office:value-type="float" office:value="0.00903375013937045" calcext:value-type="float">
            <text:p>0.00903375013937</text:p>
          </table:table-cell>
          <table:table-cell table:style-name="ce2" table:formula="of:=STDEV([.I1:.I8])/SQRT(8)" office:value-type="float" office:value="0.0107748117342477" calcext:value-type="float">
            <text:p>0.010774811734248</text:p>
          </table:table-cell>
          <table:table-cell table:style-name="ce2" table:formula="of:=STDEV([.J1:.J8])/SQRT(8)" office:value-type="float" office:value="0.0172844263921263" calcext:value-type="float">
            <text:p>0.017284426392126</text:p>
          </table:table-cell>
          <table:table-cell table:style-name="ce2" table:formula="of:=STDEV([.K1:.K8])/SQRT(8)" office:value-type="float" office:value="0.010503502280323" calcext:value-type="float">
            <text:p>0.01050350228032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57056228738" calcext:value-type="float">
            <text:p>0.557056228738</text:p>
          </table:table-cell>
          <table:table-cell office:value-type="float" office:value="0.644523496538" calcext:value-type="float">
            <text:p>0.644523496538</text:p>
          </table:table-cell>
          <table:table-cell office:value-type="float" office:value="0.439622" calcext:value-type="float">
            <text:p>0.439622</text:p>
          </table:table-cell>
          <table:table-cell office:value-type="float" office:value="0.572597489283" calcext:value-type="float">
            <text:p>0.572597489283</text:p>
          </table:table-cell>
          <table:table-cell office:value-type="float" office:value="0.597606335663" calcext:value-type="float">
            <text:p>0.5976063356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22581627051" calcext:value-type="float">
            <text:p>0.522581627051</text:p>
          </table:table-cell>
          <table:table-cell office:value-type="float" office:value="0.684541752114" calcext:value-type="float">
            <text:p>0.684541752114</text:p>
          </table:table-cell>
          <table:table-cell office:value-type="float" office:value="0.450313" calcext:value-type="float">
            <text:p>0.450313</text:p>
          </table:table-cell>
          <table:table-cell office:value-type="float" office:value="0.548538054588" calcext:value-type="float">
            <text:p>0.548538054588</text:p>
          </table:table-cell>
          <table:table-cell office:value-type="float" office:value="0.592696569015" calcext:value-type="float">
            <text:p>0.5926965690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9784776678" calcext:value-type="float">
            <text:p>0.469784776678</text:p>
          </table:table-cell>
          <table:table-cell office:value-type="float" office:value="0.742631466749" calcext:value-type="float">
            <text:p>0.742631466749</text:p>
          </table:table-cell>
          <table:table-cell office:value-type="float" office:value="0.469085" calcext:value-type="float">
            <text:p>0.469085</text:p>
          </table:table-cell>
          <table:table-cell office:value-type="float" office:value="0.50704281371" calcext:value-type="float">
            <text:p>0.50704281371</text:p>
          </table:table-cell>
          <table:table-cell office:value-type="float" office:value="0.57550690145" calcext:value-type="float">
            <text:p>0.575506901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5570486236" calcext:value-type="float">
            <text:p>0.45570486236</text:p>
          </table:table-cell>
          <table:table-cell office:value-type="float" office:value="0.68701960659" calcext:value-type="float">
            <text:p>0.68701960659</text:p>
          </table:table-cell>
          <table:table-cell office:value-type="float" office:value="0.366909" calcext:value-type="float">
            <text:p>0.366909</text:p>
          </table:table-cell>
          <table:table-cell office:value-type="float" office:value="0.488606979695" calcext:value-type="float">
            <text:p>0.488606979695</text:p>
          </table:table-cell>
          <table:table-cell office:value-type="float" office:value="0.547950418087" calcext:value-type="float">
            <text:p>0.5479504180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35728281976" calcext:value-type="float">
            <text:p>0.435728281976</text:p>
          </table:table-cell>
          <table:table-cell office:value-type="float" office:value="0.692790656987" calcext:value-type="float">
            <text:p>0.692790656987</text:p>
          </table:table-cell>
          <table:table-cell office:value-type="float" office:value="0.423642" calcext:value-type="float">
            <text:p>0.423642</text:p>
          </table:table-cell>
          <table:table-cell office:value-type="float" office:value="0.47065598927" calcext:value-type="float">
            <text:p>0.47065598927</text:p>
          </table:table-cell>
          <table:table-cell office:value-type="float" office:value="0.534981686733" calcext:value-type="float">
            <text:p>0.5349816867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85761426948" calcext:value-type="float">
            <text:p>0.385761426948</text:p>
          </table:table-cell>
          <table:table-cell office:value-type="float" office:value="0.712152804092" calcext:value-type="float">
            <text:p>0.712152804092</text:p>
          </table:table-cell>
          <table:table-cell office:value-type="float" office:value="0.437356" calcext:value-type="float">
            <text:p>0.437356</text:p>
          </table:table-cell>
          <table:table-cell office:value-type="float" office:value="0.42468990467" calcext:value-type="float">
            <text:p>0.42468990467</text:p>
          </table:table-cell>
          <table:table-cell office:value-type="float" office:value="0.500441790706" calcext:value-type="float">
            <text:p>0.5004417907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49284001924" calcext:value-type="float">
            <text:p>0.549284001924</text:p>
          </table:table-cell>
          <table:table-cell office:value-type="float" office:value="0.632468576515" calcext:value-type="float">
            <text:p>0.632468576515</text:p>
          </table:table-cell>
          <table:table-cell office:value-type="float" office:value="0.439711" calcext:value-type="float">
            <text:p>0.439711</text:p>
          </table:table-cell>
          <table:table-cell office:value-type="float" office:value="0.564123107764" calcext:value-type="float">
            <text:p>0.564123107764</text:p>
          </table:table-cell>
          <table:table-cell office:value-type="float" office:value="0.587948572549" calcext:value-type="float">
            <text:p>0.5879485725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6405118364" calcext:value-type="float">
            <text:p>0.46405118364</text:p>
          </table:table-cell>
          <table:table-cell office:value-type="float" office:value="0.737890609632" calcext:value-type="float">
            <text:p>0.737890609632</text:p>
          </table:table-cell>
          <table:table-cell office:value-type="float" office:value="0.471342" calcext:value-type="float">
            <text:p>0.471342</text:p>
          </table:table-cell>
          <table:table-cell office:value-type="float" office:value="0.501255482432" calcext:value-type="float">
            <text:p>0.501255482432</text:p>
          </table:table-cell>
          <table:table-cell office:value-type="float" office:value="0.569776361406" calcext:value-type="float">
            <text:p>0.569776361406</text:p>
          </table:table-cell>
        </table:table-row>
        <table:table-row table:style-name="ro1">
          <table:table-cell table:number-columns-repeated="6"/>
          <table:table-cell table:style-name="ce1" table:formula="of:=AVERAGE([.G12:.G19])" office:value-type="float" office:value="0.479994048664375" calcext:value-type="float">
            <text:p>0.479994048664375</text:p>
          </table:table-cell>
          <table:table-cell table:style-name="ce1" table:formula="of:=AVERAGE([.H12:.H19])" office:value-type="float" office:value="0.691752371152125" calcext:value-type="float">
            <text:p>0.691752371152125</text:p>
          </table:table-cell>
          <table:table-cell table:style-name="ce1" table:formula="of:=AVERAGE([.I12:.I19])" office:value-type="float" office:value="0.4372475" calcext:value-type="float">
            <text:p>0.4372475</text:p>
          </table:table-cell>
          <table:table-cell table:style-name="ce1" table:formula="of:=AVERAGE([.J12:.J19])" office:value-type="float" office:value="0.5096887276765" calcext:value-type="float">
            <text:p>0.5096887276765</text:p>
          </table:table-cell>
          <table:table-cell table:style-name="ce1" table:formula="of:=AVERAGE([.K12:.K19])" office:value-type="float" office:value="0.563363579451125" calcext:value-type="float">
            <text:p>0.563363579451125</text:p>
          </table:table-cell>
        </table:table-row>
        <table:table-row table:style-name="ro1">
          <table:table-cell table:number-columns-repeated="6"/>
          <table:table-cell table:style-name="ce2" table:formula="of:=STDEV([.G12:.G19])/SQRT(8)" office:value-type="float" office:value="0.0208485152350382" calcext:value-type="float">
            <text:p>0.020848515235038</text:p>
          </table:table-cell>
          <table:table-cell table:style-name="ce2" table:formula="of:=STDEV([.H12:.H19])/SQRT(8)" office:value-type="float" office:value="0.0139860913765363" calcext:value-type="float">
            <text:p>0.013986091376536</text:p>
          </table:table-cell>
          <table:table-cell table:style-name="ce2" table:formula="of:=STDEV([.I12:.I19])/SQRT(8)" office:value-type="float" office:value="0.0115658840175381" calcext:value-type="float">
            <text:p>0.011565884017538</text:p>
          </table:table-cell>
          <table:table-cell table:style-name="ce2" table:formula="of:=STDEV([.J12:.J19])/SQRT(8)" office:value-type="float" office:value="0.0177787992664008" calcext:value-type="float">
            <text:p>0.017778799266401</text:p>
          </table:table-cell>
          <table:table-cell table:style-name="ce2" table:formula="of:=STDEV([.K12:.K19])/SQRT(8)" office:value-type="float" office:value="0.0118232862193018" calcext:value-type="float">
            <text:p>0.0118232862193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6621899188" calcext:value-type="float">
            <text:p>0.326621899188</text:p>
          </table:table-cell>
          <table:table-cell office:value-type="float" office:value="0.70580334698" calcext:value-type="float">
            <text:p>0.70580334698</text:p>
          </table:table-cell>
          <table:table-cell office:value-type="float" office:value="0.388753" calcext:value-type="float">
            <text:p>0.388753</text:p>
          </table:table-cell>
          <table:table-cell office:value-type="float" office:value="0.365941086804" calcext:value-type="float">
            <text:p>0.365941086804</text:p>
          </table:table-cell>
          <table:table-cell office:value-type="float" office:value="0.44658115539" calcext:value-type="float">
            <text:p>0.446581155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9833303398" calcext:value-type="float">
            <text:p>0.339833303398</text:p>
          </table:table-cell>
          <table:table-cell office:value-type="float" office:value="0.67572875304" calcext:value-type="float">
            <text:p>0.67572875304</text:p>
          </table:table-cell>
          <table:table-cell office:value-type="float" office:value="0.333147" calcext:value-type="float">
            <text:p>0.333147</text:p>
          </table:table-cell>
          <table:table-cell office:value-type="float" office:value="0.377348223598" calcext:value-type="float">
            <text:p>0.377348223598</text:p>
          </table:table-cell>
          <table:table-cell office:value-type="float" office:value="0.452232599457" calcext:value-type="float">
            <text:p>0.4522325994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95905340783" calcext:value-type="float">
            <text:p>0.395905340783</text:p>
          </table:table-cell>
          <table:table-cell office:value-type="float" office:value="0.615227974369" calcext:value-type="float">
            <text:p>0.615227974369</text:p>
          </table:table-cell>
          <table:table-cell office:value-type="float" office:value="0.328951" calcext:value-type="float">
            <text:p>0.328951</text:p>
          </table:table-cell>
          <table:table-cell office:value-type="float" office:value="0.426299655417" calcext:value-type="float">
            <text:p>0.426299655417</text:p>
          </table:table-cell>
          <table:table-cell office:value-type="float" office:value="0.481780270123" calcext:value-type="float">
            <text:p>0.4817802701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58353740899" calcext:value-type="float">
            <text:p>0.458353740899</text:p>
          </table:table-cell>
          <table:table-cell office:value-type="float" office:value="0.676063822965" calcext:value-type="float">
            <text:p>0.676063822965</text:p>
          </table:table-cell>
          <table:table-cell office:value-type="float" office:value="0.435096" calcext:value-type="float">
            <text:p>0.435096</text:p>
          </table:table-cell>
          <table:table-cell office:value-type="float" office:value="0.489906243757" calcext:value-type="float">
            <text:p>0.489906243757</text:p>
          </table:table-cell>
          <table:table-cell office:value-type="float" office:value="0.546318026472" calcext:value-type="float">
            <text:p>0.546318026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36789336825" calcext:value-type="float">
            <text:p>0.436789336825</text:p>
          </table:table-cell>
          <table:table-cell office:value-type="float" office:value="0.624298150409" calcext:value-type="float">
            <text:p>0.62429815040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6470424975" calcext:value-type="float">
            <text:p>0.46470424975</text:p>
          </table:table-cell>
          <table:table-cell office:value-type="float" office:value="0.513976045103" calcext:value-type="float">
            <text:p>0.5139760451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2700056951" calcext:value-type="float">
            <text:p>0.342700056951</text:p>
          </table:table-cell>
          <table:table-cell office:value-type="float" office:value="0.679748566093" calcext:value-type="float">
            <text:p>0.679748566093</text:p>
          </table:table-cell>
          <table:table-cell office:value-type="float" office:value="0.335211" calcext:value-type="float">
            <text:p>0.335211</text:p>
          </table:table-cell>
          <table:table-cell office:value-type="float" office:value="0.380426404246" calcext:value-type="float">
            <text:p>0.380426404246</text:p>
          </table:table-cell>
          <table:table-cell office:value-type="float" office:value="0.455670567816" calcext:value-type="float">
            <text:p>0.4556705678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87435308631" calcext:value-type="float">
            <text:p>0.387435308631</text:p>
          </table:table-cell>
          <table:table-cell office:value-type="float" office:value="0.608811736753" calcext:value-type="float">
            <text:p>0.608811736753</text:p>
          </table:table-cell>
          <table:table-cell office:value-type="float" office:value="0.333025" calcext:value-type="float">
            <text:p>0.333025</text:p>
          </table:table-cell>
          <table:table-cell office:value-type="float" office:value="0.417820962058" calcext:value-type="float">
            <text:p>0.417820962058</text:p>
          </table:table-cell>
          <table:table-cell office:value-type="float" office:value="0.473527453296" calcext:value-type="float">
            <text:p>0.4735274532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97811960892" calcext:value-type="float">
            <text:p>0.397811960892</text:p>
          </table:table-cell>
          <table:table-cell office:value-type="float" office:value="0.679570460663" calcext:value-type="float">
            <text:p>0.679570460663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43378228411" calcext:value-type="float">
            <text:p>0.43378228411</text:p>
          </table:table-cell>
          <table:table-cell office:value-type="float" office:value="0.50184827989" calcext:value-type="float">
            <text:p>0.50184827989</text:p>
          </table:table-cell>
        </table:table-row>
        <table:table-row table:style-name="ro1">
          <table:table-cell table:number-columns-repeated="6"/>
          <table:table-cell table:style-name="ce1" table:formula="of:=AVERAGE([.G23:.G30])" office:value-type="float" office:value="0.385681368445875" calcext:value-type="float">
            <text:p>0.385681368445875</text:p>
          </table:table-cell>
          <table:table-cell table:style-name="ce1" table:formula="of:=AVERAGE([.H23:.H30])" office:value-type="float" office:value="0.658156601409" calcext:value-type="float">
            <text:p>0.658156601409</text:p>
          </table:table-cell>
          <table:table-cell table:style-name="ce1" table:formula="of:=AVERAGE([.I23:.I30])" office:value-type="float" office:value="0.361396125" calcext:value-type="float">
            <text:p>0.361396125</text:p>
          </table:table-cell>
          <table:table-cell table:style-name="ce1" table:formula="of:=AVERAGE([.J23:.J30])" office:value-type="float" office:value="0.4195286387175" calcext:value-type="float">
            <text:p>0.4195286387175</text:p>
          </table:table-cell>
          <table:table-cell table:style-name="ce1" table:formula="of:=AVERAGE([.K23:.K30])" office:value-type="float" office:value="0.483991799693375" calcext:value-type="float">
            <text:p>0.483991799693375</text:p>
          </table:table-cell>
        </table:table-row>
        <table:table-row table:style-name="ro1">
          <table:table-cell table:number-columns-repeated="6"/>
          <table:table-cell table:style-name="ce2" table:formula="of:=STDEV([.G23:.G30])/SQRT(8)" office:value-type="float" office:value="0.016682708356955" calcext:value-type="float">
            <text:p>0.016682708356955</text:p>
          </table:table-cell>
          <table:table-cell table:style-name="ce2" table:formula="of:=STDEV([.H23:.H30])/SQRT(8)" office:value-type="float" office:value="0.0128512125323902" calcext:value-type="float">
            <text:p>0.01285121253239</text:p>
          </table:table-cell>
          <table:table-cell table:style-name="ce2" table:formula="of:=STDEV([.I23:.I30])/SQRT(8)" office:value-type="float" office:value="0.0131656779550324" calcext:value-type="float">
            <text:p>0.013165677955032</text:p>
          </table:table-cell>
          <table:table-cell table:style-name="ce2" table:formula="of:=STDEV([.J23:.J30])/SQRT(8)" office:value-type="float" office:value="0.0154836147480793" calcext:value-type="float">
            <text:p>0.015483614748079</text:p>
          </table:table-cell>
          <table:table-cell table:style-name="ce2" table:formula="of:=STDEV([.K23:.K30])/SQRT(8)" office:value-type="float" office:value="0.0122672299329223" calcext:value-type="float">
            <text:p>0.0122672299329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6733696783" calcext:value-type="float">
            <text:p>0.286733696783</text:p>
          </table:table-cell>
          <table:table-cell office:value-type="float" office:value="0.765286212098" calcext:value-type="float">
            <text:p>0.765286212098</text:p>
          </table:table-cell>
          <table:table-cell office:value-type="float" office:value="0.369731" calcext:value-type="float">
            <text:p>0.369731</text:p>
          </table:table-cell>
          <table:table-cell office:value-type="float" office:value="0.327719990034" calcext:value-type="float">
            <text:p>0.327719990034</text:p>
          </table:table-cell>
          <table:table-cell office:value-type="float" office:value="0.417165764335" calcext:value-type="float">
            <text:p>0.4171657643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8727034261" calcext:value-type="float">
            <text:p>0.388727034261</text:p>
          </table:table-cell>
          <table:table-cell office:value-type="float" office:value="0.652545536163" calcext:value-type="float">
            <text:p>0.652545536163</text:p>
          </table:table-cell>
          <table:table-cell office:value-type="float" office:value="0.300915" calcext:value-type="float">
            <text:p>0.300915</text:p>
          </table:table-cell>
          <table:table-cell office:value-type="float" office:value="0.422923929768" calcext:value-type="float">
            <text:p>0.422923929768</text:p>
          </table:table-cell>
          <table:table-cell office:value-type="float" office:value="0.487215544129" calcext:value-type="float">
            <text:p>0.4872155441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28632367355" calcext:value-type="float">
            <text:p>0.428632367355</text:p>
          </table:table-cell>
          <table:table-cell office:value-type="float" office:value="0.637008401886" calcext:value-type="float">
            <text:p>0.637008401886</text:p>
          </table:table-cell>
          <table:table-cell office:value-type="float" office:value="0.312333" calcext:value-type="float">
            <text:p>0.312333</text:p>
          </table:table-cell>
          <table:table-cell office:value-type="float" office:value="0.458637988991" calcext:value-type="float">
            <text:p>0.458637988991</text:p>
          </table:table-cell>
          <table:table-cell office:value-type="float" office:value="0.512447397296" calcext:value-type="float">
            <text:p>0.5124473972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25826712091" calcext:value-type="float">
            <text:p>0.425826712091</text:p>
          </table:table-cell>
          <table:table-cell office:value-type="float" office:value="0.631525680873" calcext:value-type="float">
            <text:p>0.631525680873</text:p>
          </table:table-cell>
          <table:table-cell office:value-type="float" office:value="0.317251" calcext:value-type="float">
            <text:p>0.317251</text:p>
          </table:table-cell>
          <table:table-cell office:value-type="float" office:value="0.455499547255" calcext:value-type="float">
            <text:p>0.455499547255</text:p>
          </table:table-cell>
          <table:table-cell office:value-type="float" office:value="0.508667698824" calcext:value-type="float">
            <text:p>0.5086676988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43215323361" calcext:value-type="float">
            <text:p>0.343215323361</text:p>
          </table:table-cell>
          <table:table-cell office:value-type="float" office:value="0.703208268577" calcext:value-type="float">
            <text:p>0.703208268577</text:p>
          </table:table-cell>
          <table:table-cell office:value-type="float" office:value="0.28907" calcext:value-type="float">
            <text:p>0.28907</text:p>
          </table:table-cell>
          <table:table-cell office:value-type="float" office:value="0.382363992688" calcext:value-type="float">
            <text:p>0.382363992688</text:p>
          </table:table-cell>
          <table:table-cell office:value-type="float" office:value="0.461289013645" calcext:value-type="float">
            <text:p>0.4612890136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9362507895" calcext:value-type="float">
            <text:p>0.29362507895</text:p>
          </table:table-cell>
          <table:table-cell office:value-type="float" office:value="0.596755058753" calcext:value-type="float">
            <text:p>0.596755058753</text:p>
          </table:table-cell>
          <table:table-cell office:value-type="float" office:value="0.232765" calcext:value-type="float">
            <text:p>0.232765</text:p>
          </table:table-cell>
          <table:table-cell office:value-type="float" office:value="0.326828488513" calcext:value-type="float">
            <text:p>0.326828488513</text:p>
          </table:table-cell>
          <table:table-cell office:value-type="float" office:value="0.393589757499" calcext:value-type="float">
            <text:p>0.3935897574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19414620908" calcext:value-type="float">
            <text:p>0.419414620908</text:p>
          </table:table-cell>
          <table:table-cell office:value-type="float" office:value="0.680345811849" calcext:value-type="float">
            <text:p>0.680345811849</text:p>
          </table:table-cell>
          <table:table-cell office:value-type="float" office:value="0.409546" calcext:value-type="float">
            <text:p>0.409546</text:p>
          </table:table-cell>
          <table:table-cell office:value-type="float" office:value="0.454258746866" calcext:value-type="float">
            <text:p>0.454258746866</text:p>
          </table:table-cell>
          <table:table-cell office:value-type="float" office:value="0.518925708298" calcext:value-type="float">
            <text:p>0.5189257082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99628717922" calcext:value-type="float">
            <text:p>0.299628717922</text:p>
          </table:table-cell>
          <table:table-cell office:value-type="float" office:value="0.603169575523" calcext:value-type="float">
            <text:p>0.603169575523</text:p>
          </table:table-cell>
          <table:table-cell office:value-type="float" office:value="0.259912" calcext:value-type="float">
            <text:p>0.259912</text:p>
          </table:table-cell>
          <table:table-cell office:value-type="float" office:value="0.333160894526" calcext:value-type="float">
            <text:p>0.333160894526</text:p>
          </table:table-cell>
          <table:table-cell office:value-type="float" office:value="0.400370554344" calcext:value-type="float">
            <text:p>0.400370554344</text:p>
          </table:table-cell>
        </table:table-row>
        <table:table-row table:style-name="ro1">
          <table:table-cell table:number-columns-repeated="6"/>
          <table:table-cell table:style-name="ce1" table:formula="of:=AVERAGE([.G34:.G41])" office:value-type="float" office:value="0.360725443953875" calcext:value-type="float">
            <text:p>0.360725443953875</text:p>
          </table:table-cell>
          <table:table-cell table:style-name="ce1" table:formula="of:=AVERAGE([.H34:.H41])" office:value-type="float" office:value="0.65873056821525" calcext:value-type="float">
            <text:p>0.65873056821525</text:p>
          </table:table-cell>
          <table:table-cell table:style-name="ce1" table:formula="of:=AVERAGE([.I34:.I41])" office:value-type="float" office:value="0.311440375" calcext:value-type="float">
            <text:p>0.311440375</text:p>
          </table:table-cell>
          <table:table-cell table:style-name="ce1" table:formula="of:=AVERAGE([.J34:.J41])" office:value-type="float" office:value="0.395174197330125" calcext:value-type="float">
            <text:p>0.395174197330125</text:p>
          </table:table-cell>
          <table:table-cell table:style-name="ce1" table:formula="of:=AVERAGE([.K34:.K41])" office:value-type="float" office:value="0.46245892979625" calcext:value-type="float">
            <text:p>0.46245892979625</text:p>
          </table:table-cell>
        </table:table-row>
        <table:table-row table:style-name="ro1">
          <table:table-cell table:number-columns-repeated="6"/>
          <table:table-cell table:style-name="ce2" table:formula="of:=STDEV([.G34:.G41])/SQRT(8)" office:value-type="float" office:value="0.0219962195608179" calcext:value-type="float">
            <text:p>0.021996219560818</text:p>
          </table:table-cell>
          <table:table-cell table:style-name="ce2" table:formula="of:=STDEV([.H34:.H41])/SQRT(8)" office:value-type="float" office:value="0.01981061698531" calcext:value-type="float">
            <text:p>0.01981061698531</text:p>
          </table:table-cell>
          <table:table-cell table:style-name="ce2" table:formula="of:=STDEV([.I34:.I41])/SQRT(8)" office:value-type="float" office:value="0.0200505058806304" calcext:value-type="float">
            <text:p>0.02005050588063</text:p>
          </table:table-cell>
          <table:table-cell table:style-name="ce2" table:formula="of:=STDEV([.J34:.J41])/SQRT(8)" office:value-type="float" office:value="0.0211958509261489" calcext:value-type="float">
            <text:p>0.021195850926149</text:p>
          </table:table-cell>
          <table:table-cell table:style-name="ce2" table:formula="of:=STDEV([.K34:.K41])/SQRT(8)" office:value-type="float" office:value="0.0184614719687326" calcext:value-type="float">
            <text:p>0.0184614719687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939626919" calcext:value-type="float">
            <text:p>0.3939626919</text:p>
          </table:table-cell>
          <table:table-cell office:value-type="float" office:value="0.628244407876" calcext:value-type="float">
            <text:p>0.628244407876</text:p>
          </table:table-cell>
          <table:table-cell office:value-type="float" office:value="0.318773" calcext:value-type="float">
            <text:p>0.318773</text:p>
          </table:table-cell>
          <table:table-cell office:value-type="float" office:value="0.425713689588" calcext:value-type="float">
            <text:p>0.425713689588</text:p>
          </table:table-cell>
          <table:table-cell office:value-type="float" office:value="0.484255799343" calcext:value-type="float">
            <text:p>0.4842557993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0293990397" calcext:value-type="float">
            <text:p>0.30293990397</text:p>
          </table:table-cell>
          <table:table-cell office:value-type="float" office:value="0.681895805827" calcext:value-type="float">
            <text:p>0.681895805827</text:p>
          </table:table-cell>
          <table:table-cell office:value-type="float" office:value="0.212506" calcext:value-type="float">
            <text:p>0.212506</text:p>
          </table:table-cell>
          <table:table-cell office:value-type="float" office:value="0.340821437849" calcext:value-type="float">
            <text:p>0.340821437849</text:p>
          </table:table-cell>
          <table:table-cell office:value-type="float" office:value="0.419508447713" calcext:value-type="float">
            <text:p>0.4195084477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05356392133" calcext:value-type="float">
            <text:p>0.305356392133</text:p>
          </table:table-cell>
          <table:table-cell office:value-type="float" office:value="0.727905495786" calcext:value-type="float">
            <text:p>0.727905495786</text:p>
          </table:table-cell>
          <table:table-cell office:value-type="float" office:value="0.286248" calcext:value-type="float">
            <text:p>0.286248</text:p>
          </table:table-cell>
          <table:table-cell office:value-type="float" office:value="0.345464858756" calcext:value-type="float">
            <text:p>0.345464858756</text:p>
          </table:table-cell>
          <table:table-cell office:value-type="float" office:value="0.430230900038" calcext:value-type="float">
            <text:p>0.4302309000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11060783326" calcext:value-type="float">
            <text:p>0.311060783326</text:p>
          </table:table-cell>
          <table:table-cell office:value-type="float" office:value="0.73173920778" calcext:value-type="float">
            <text:p>0.73173920778</text:p>
          </table:table-cell>
          <table:table-cell office:value-type="float" office:value="0.345079" calcext:value-type="float">
            <text:p>0.345079</text:p>
          </table:table-cell>
          <table:table-cell office:value-type="float" office:value="0.351473336876" calcext:value-type="float">
            <text:p>0.351473336876</text:p>
          </table:table-cell>
          <table:table-cell office:value-type="float" office:value="0.436546553709" calcext:value-type="float">
            <text:p>0.4365465537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81357052491" calcext:value-type="float">
            <text:p>0.381357052491</text:p>
          </table:table-cell>
          <table:table-cell office:value-type="float" office:value="0.615232683348" calcext:value-type="float">
            <text:p>0.615232683348</text:p>
          </table:table-cell>
          <table:table-cell office:value-type="float" office:value="0.272404" calcext:value-type="float">
            <text:p>0.272404</text:p>
          </table:table-cell>
          <table:table-cell office:value-type="float" office:value="0.41273674658" calcext:value-type="float">
            <text:p>0.41273674658</text:p>
          </table:table-cell>
          <table:table-cell office:value-type="float" office:value="0.47085237642" calcext:value-type="float">
            <text:p>0.470852376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1869699676" calcext:value-type="float">
            <text:p>0.41869699676</text:p>
          </table:table-cell>
          <table:table-cell office:value-type="float" office:value="0.587166381223" calcext:value-type="float">
            <text:p>0.587166381223</text:p>
          </table:table-cell>
          <table:table-cell office:value-type="float" office:value="0.220448" calcext:value-type="float">
            <text:p>0.220448</text:p>
          </table:table-cell>
          <table:table-cell office:value-type="float" office:value="0.444186113118" calcext:value-type="float">
            <text:p>0.444186113118</text:p>
          </table:table-cell>
          <table:table-cell office:value-type="float" office:value="0.488823444212" calcext:value-type="float">
            <text:p>0.4888234442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2297057033" calcext:value-type="float">
            <text:p>0.302297057033</text:p>
          </table:table-cell>
          <table:table-cell office:value-type="float" office:value="0.724505263031" calcext:value-type="float">
            <text:p>0.724505263031</text:p>
          </table:table-cell>
          <table:table-cell office:value-type="float" office:value="0.263539" calcext:value-type="float">
            <text:p>0.263539</text:p>
          </table:table-cell>
          <table:table-cell office:value-type="float" office:value="0.342178185651" calcext:value-type="float">
            <text:p>0.342178185651</text:p>
          </table:table-cell>
          <table:table-cell office:value-type="float" office:value="0.426597806685" calcext:value-type="float">
            <text:p>0.4265978066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6830792176" calcext:value-type="float">
            <text:p>0.346830792176</text:p>
          </table:table-cell>
          <table:table-cell office:value-type="float" office:value="0.597141601206" calcext:value-type="float">
            <text:p>0.597141601206</text:p>
          </table:table-cell>
          <table:table-cell office:value-type="float" office:value="0.196579" calcext:value-type="float">
            <text:p>0.196579</text:p>
          </table:table-cell>
          <table:table-cell office:value-type="float" office:value="0.378568594745" calcext:value-type="float">
            <text:p>0.378568594745</text:p>
          </table:table-cell>
          <table:table-cell office:value-type="float" office:value="0.438799049717" calcext:value-type="float">
            <text:p>0.438799049717</text:p>
          </table:table-cell>
        </table:table-row>
        <table:table-row table:style-name="ro1">
          <table:table-cell table:number-columns-repeated="6"/>
          <table:table-cell table:style-name="ce1" table:formula="of:=AVERAGE([.G45:.G52])" office:value-type="float" office:value="0.345312708723625" calcext:value-type="float">
            <text:p>0.345312708723625</text:p>
          </table:table-cell>
          <table:table-cell table:style-name="ce1" table:formula="of:=AVERAGE([.H45:.H52])" office:value-type="float" office:value="0.661728855759625" calcext:value-type="float">
            <text:p>0.661728855759625</text:p>
          </table:table-cell>
          <table:table-cell table:style-name="ce1" table:formula="of:=AVERAGE([.I45:.I52])" office:value-type="float" office:value="0.264447" calcext:value-type="float">
            <text:p>0.264447</text:p>
          </table:table-cell>
          <table:table-cell table:style-name="ce1" table:formula="of:=AVERAGE([.J45:.J52])" office:value-type="float" office:value="0.380142870395375" calcext:value-type="float">
            <text:p>0.380142870395375</text:p>
          </table:table-cell>
          <table:table-cell table:style-name="ce1" table:formula="of:=AVERAGE([.K45:.K52])" office:value-type="float" office:value="0.449451797229625" calcext:value-type="float">
            <text:p>0.449451797229625</text:p>
          </table:table-cell>
        </table:table-row>
        <table:table-row table:style-name="ro1">
          <table:table-cell table:number-columns-repeated="6"/>
          <table:table-cell table:style-name="ce2" table:formula="of:=STDEV([.G45:.G52])/SQRT(8)" office:value-type="float" office:value="0.016620273974152" calcext:value-type="float">
            <text:p>0.016620273974152</text:p>
          </table:table-cell>
          <table:table-cell table:style-name="ce2" table:formula="of:=STDEV([.H45:.H52])/SQRT(8)" office:value-type="float" office:value="0.0218119227794772" calcext:value-type="float">
            <text:p>0.021811922779477</text:p>
          </table:table-cell>
          <table:table-cell table:style-name="ce2" table:formula="of:=STDEV([.I45:.I52])/SQRT(8)" office:value-type="float" office:value="0.018531874336628" calcext:value-type="float">
            <text:p>0.018531874336628</text:p>
          </table:table-cell>
          <table:table-cell table:style-name="ce2" table:formula="of:=STDEV([.J45:.J52])/SQRT(8)" office:value-type="float" office:value="0.0147932625818045" calcext:value-type="float">
            <text:p>0.014793262581805</text:p>
          </table:table-cell>
          <table:table-cell table:style-name="ce2" table:formula="of:=STDEV([.K45:.K52])/SQRT(8)" office:value-type="float" office:value="0.00971726026178055" calcext:value-type="float">
            <text:p>0.0097172602617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575105614" calcext:value-type="float">
            <text:p>0.34575105614</text:p>
          </table:table-cell>
          <table:table-cell office:value-type="float" office:value="0.615265764986" calcext:value-type="float">
            <text:p>0.615265764986</text:p>
          </table:table-cell>
          <table:table-cell office:value-type="float" office:value="0.105326" calcext:value-type="float">
            <text:p>0.105326</text:p>
          </table:table-cell>
          <table:table-cell office:value-type="float" office:value="0.378950616701" calcext:value-type="float">
            <text:p>0.378950616701</text:p>
          </table:table-cell>
          <table:table-cell office:value-type="float" office:value="0.442716055275" calcext:value-type="float">
            <text:p>0.4427160552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2492865656" calcext:value-type="float">
            <text:p>0.372492865656</text:p>
          </table:table-cell>
          <table:table-cell office:value-type="float" office:value="0.614698152485" calcext:value-type="float">
            <text:p>0.614698152485</text:p>
          </table:table-cell>
          <table:table-cell office:value-type="float" office:value="0.229128" calcext:value-type="float">
            <text:p>0.229128</text:p>
          </table:table-cell>
          <table:table-cell office:value-type="float" office:value="0.404358158699" calcext:value-type="float">
            <text:p>0.404358158699</text:p>
          </table:table-cell>
          <table:table-cell office:value-type="float" office:value="0.463883224472" calcext:value-type="float">
            <text:p>0.463883224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4429393119" calcext:value-type="float">
            <text:p>0.354429393119</text:p>
          </table:table-cell>
          <table:table-cell office:value-type="float" office:value="0.66023044508" calcext:value-type="float">
            <text:p>0.66023044508</text:p>
          </table:table-cell>
          <table:table-cell office:value-type="float" office:value="0.167166" calcext:value-type="float">
            <text:p>0.167166</text:p>
          </table:table-cell>
          <table:table-cell office:value-type="float" office:value="0.390613758486" calcext:value-type="float">
            <text:p>0.390613758486</text:p>
          </table:table-cell>
          <table:table-cell office:value-type="float" office:value="0.461248326107" calcext:value-type="float">
            <text:p>0.4612483261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39118259171" calcext:value-type="float">
            <text:p>0.439118259171</text:p>
          </table:table-cell>
          <table:table-cell office:value-type="float" office:value="0.559116354005" calcext:value-type="float">
            <text:p>0.559116354005</text:p>
          </table:table-cell>
          <table:table-cell office:value-type="float" office:value="0.266431" calcext:value-type="float">
            <text:p>0.266431</text:p>
          </table:table-cell>
          <table:table-cell office:value-type="float" office:value="0.458812412262" calcext:value-type="float">
            <text:p>0.458812412262</text:p>
          </table:table-cell>
          <table:table-cell office:value-type="float" office:value="0.491904802346" calcext:value-type="float">
            <text:p>0.4919048023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566708693" calcext:value-type="float">
            <text:p>0.3566708693</text:p>
          </table:table-cell>
          <table:table-cell office:value-type="float" office:value="0.653312863607" calcext:value-type="float">
            <text:p>0.653312863607</text:p>
          </table:table-cell>
          <table:table-cell office:value-type="float" office:value="0.251232" calcext:value-type="float">
            <text:p>0.251232</text:p>
          </table:table-cell>
          <table:table-cell office:value-type="float" office:value="0.39229589462" calcext:value-type="float">
            <text:p>0.39229589462</text:p>
          </table:table-cell>
          <table:table-cell office:value-type="float" office:value="0.461428554531" calcext:value-type="float">
            <text:p>0.4614285545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50320733262" calcext:value-type="float">
            <text:p>0.350320733262</text:p>
          </table:table-cell>
          <table:table-cell office:value-type="float" office:value="0.659830269964" calcext:value-type="float">
            <text:p>0.659830269964</text:p>
          </table:table-cell>
          <table:table-cell office:value-type="float" office:value="0.172282" calcext:value-type="float">
            <text:p>0.172282</text:p>
          </table:table-cell>
          <table:table-cell office:value-type="float" office:value="0.386588491952" calcext:value-type="float">
            <text:p>0.386588491952</text:p>
          </table:table-cell>
          <table:table-cell office:value-type="float" office:value="0.457658752531" calcext:value-type="float">
            <text:p>0.4576587525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73715308428" calcext:value-type="float">
            <text:p>0.373715308428</text:p>
          </table:table-cell>
          <table:table-cell office:value-type="float" office:value="0.615935736068" calcext:value-type="float">
            <text:p>0.615935736068</text:p>
          </table:table-cell>
          <table:table-cell office:value-type="float" office:value="0.235259" calcext:value-type="float">
            <text:p>0.235259</text:p>
          </table:table-cell>
          <table:table-cell office:value-type="float" office:value="0.405617621611" calcext:value-type="float">
            <text:p>0.405617621611</text:p>
          </table:table-cell>
          <table:table-cell office:value-type="float" office:value="0.46518338935" calcext:value-type="float">
            <text:p>0.465183389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5228360071" calcext:value-type="float">
            <text:p>0.355228360071</text:p>
          </table:table-cell>
          <table:table-cell office:value-type="float" office:value="0.615208894823" calcext:value-type="float">
            <text:p>0.615208894823</text:p>
          </table:table-cell>
          <table:table-cell office:value-type="float" office:value="0.109854" calcext:value-type="float">
            <text:p>0.109854</text:p>
          </table:table-cell>
          <table:table-cell office:value-type="float" office:value="0.388023232986" calcext:value-type="float">
            <text:p>0.388023232986</text:p>
          </table:table-cell>
          <table:table-cell office:value-type="float" office:value="0.450394182019" calcext:value-type="float">
            <text:p>0.450394182019</text:p>
          </table:table-cell>
        </table:table-row>
        <table:table-row table:style-name="ro1">
          <table:table-cell table:number-columns-repeated="6"/>
          <table:table-cell table:style-name="ce1" table:formula="of:=AVERAGE([.G56:.G63])" office:value-type="float" office:value="0.368465855643375" calcext:value-type="float">
            <text:p>0.368465855643375</text:p>
          </table:table-cell>
          <table:table-cell table:style-name="ce1" table:formula="of:=AVERAGE([.H56:.H63])" office:value-type="float" office:value="0.62419981012725" calcext:value-type="float">
            <text:p>0.62419981012725</text:p>
          </table:table-cell>
          <table:table-cell table:style-name="ce1" table:formula="of:=AVERAGE([.I56:.I63])" office:value-type="float" office:value="0.19208475" calcext:value-type="float">
            <text:p>0.19208475</text:p>
          </table:table-cell>
          <table:table-cell table:style-name="ce1" table:formula="of:=AVERAGE([.J56:.J63])" office:value-type="float" office:value="0.400657523414625" calcext:value-type="float">
            <text:p>0.400657523414625</text:p>
          </table:table-cell>
          <table:table-cell table:style-name="ce1" table:formula="of:=AVERAGE([.K56:.K63])" office:value-type="float" office:value="0.461802160828875" calcext:value-type="float">
            <text:p>0.461802160828875</text:p>
          </table:table-cell>
        </table:table-row>
        <table:table-row table:style-name="ro1">
          <table:table-cell table:number-columns-repeated="6"/>
          <table:table-cell table:style-name="ce2" table:formula="of:=STDEV([.G56:.G63])/SQRT(8)" office:value-type="float" office:value="0.0106838651238938" calcext:value-type="float">
            <text:p>0.010683865123894</text:p>
          </table:table-cell>
          <table:table-cell table:style-name="ce2" table:formula="of:=STDEV([.H56:.H63])/SQRT(8)" office:value-type="float" office:value="0.0119301483388047" calcext:value-type="float">
            <text:p>0.011930148338805</text:p>
          </table:table-cell>
          <table:table-cell table:style-name="ce2" table:formula="of:=STDEV([.I56:.I63])/SQRT(8)" office:value-type="float" office:value="0.0221859230874235" calcext:value-type="float">
            <text:p>0.022185923087424</text:p>
          </table:table-cell>
          <table:table-cell table:style-name="ce2" table:formula="of:=STDEV([.J56:.J63])/SQRT(8)" office:value-type="float" office:value="0.00888400967481338" calcext:value-type="float">
            <text:p>0.008884009674813</text:p>
          </table:table-cell>
          <table:table-cell table:style-name="ce2" table:formula="of:=STDEV([.K56:.K63])/SQRT(8)" office:value-type="float" office:value="0.00506029380699704" calcext:value-type="float">
            <text:p>0.0050602938069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59719" calcext:value-type="float">
            <text:p>0.0559719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05680705191" calcext:value-type="float">
            <text:p>0.0205680705191</text:p>
          </table:table-cell>
          <table:table-cell office:value-type="float" office:value="0.5" calcext:value-type="float">
            <text:p>0.5</text:p>
          </table:table-cell>
          <table:table-cell office:value-type="float" office:value="0.0603272" calcext:value-type="float">
            <text:p>0.0603272</text:p>
          </table:table-cell>
          <table:table-cell office:value-type="float" office:value="0.0254483761512" calcext:value-type="float">
            <text:p>0.0254483761512</text:p>
          </table:table-cell>
          <table:table-cell office:value-type="float" office:value="0.0395108184384" calcext:value-type="float">
            <text:p>0.0395108184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0313" calcext:value-type="float">
            <text:p>0.0560313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4953271028" calcext:value-type="float">
            <text:p>0.014953271028</text:p>
          </table:table-cell>
          <table:table-cell office:value-type="float" office:value="0.5" calcext:value-type="float">
            <text:p>0.5</text:p>
          </table:table-cell>
          <table:table-cell office:value-type="float" office:value="0.0575718" calcext:value-type="float">
            <text:p>0.0575718</text:p>
          </table:table-cell>
          <table:table-cell office:value-type="float" office:value="0.0185528756957" calcext:value-type="float">
            <text:p>0.0185528756957</text:p>
          </table:table-cell>
          <table:table-cell office:value-type="float" office:value="0.0290381125227" calcext:value-type="float">
            <text:p>0.0290381125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205680705191" calcext:value-type="float">
            <text:p>0.0205680705191</text:p>
          </table:table-cell>
          <table:table-cell office:value-type="float" office:value="0.5" calcext:value-type="float">
            <text:p>0.5</text:p>
          </table:table-cell>
          <table:table-cell office:value-type="float" office:value="0.0603248" calcext:value-type="float">
            <text:p>0.0603248</text:p>
          </table:table-cell>
          <table:table-cell office:value-type="float" office:value="0.0254483761512" calcext:value-type="float">
            <text:p>0.0254483761512</text:p>
          </table:table-cell>
          <table:table-cell office:value-type="float" office:value="0.0395108184384" calcext:value-type="float">
            <text:p>0.0395108184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60528800755" calcext:value-type="float">
            <text:p>0.0160528800755</text:p>
          </table:table-cell>
          <table:table-cell office:value-type="float" office:value="0.5" calcext:value-type="float">
            <text:p>0.5</text:p>
          </table:table-cell>
          <table:table-cell office:value-type="float" office:value="0.058057" calcext:value-type="float">
            <text:p>0.058057</text:p>
          </table:table-cell>
          <table:table-cell office:value-type="float" office:value="0.019906323185" calcext:value-type="float">
            <text:p>0.019906323185</text:p>
          </table:table-cell>
          <table:table-cell office:value-type="float" office:value="0.0311070448307" calcext:value-type="float">
            <text:p>0.03110704483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19047619048" calcext:value-type="float">
            <text:p>0.0119047619048</text:p>
          </table:table-cell>
          <table:table-cell office:value-type="float" office:value="0.5" calcext:value-type="float">
            <text:p>0.5</text:p>
          </table:table-cell>
          <table:table-cell office:value-type="float" office:value="0.0559575" calcext:value-type="float">
            <text:p>0.0559575</text:p>
          </table:table-cell>
          <table:table-cell office:value-type="float" office:value="0.0147928994083" calcext:value-type="float">
            <text:p>0.0147928994083</text:p>
          </table:table-cell>
          <table:table-cell office:value-type="float" office:value="0.0232558139535" calcext:value-type="float">
            <text:p>0.023255813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5972" calcext:value-type="float">
            <text:p>0.055972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table:number-columns-repeated="6"/>
          <table:table-cell table:style-name="ce1" table:formula="of:=AVERAGE([.G67:.G74])" office:value-type="float" office:value="0.014974259391025" calcext:value-type="float">
            <text:p>0.014974259391025</text:p>
          </table:table-cell>
          <table:table-cell table:style-name="ce1" table:formula="of:=AVERAGE([.H67:.H74])" office:value-type="float" office:value="0.5" calcext:value-type="float">
            <text:p>0.5</text:p>
          </table:table-cell>
          <table:table-cell table:style-name="ce1" table:formula="of:=AVERAGE([.I67:.I74])" office:value-type="float" office:value="0.0575266875" calcext:value-type="float">
            <text:p>0.0575266875</text:p>
          </table:table-cell>
          <table:table-cell table:style-name="ce1" table:formula="of:=AVERAGE([.J67:.J74])" office:value-type="float" office:value="0.0185709981234625" calcext:value-type="float">
            <text:p>0.018570998123463</text:p>
          </table:table-cell>
          <table:table-cell table:style-name="ce1" table:formula="of:=AVERAGE([.K67:.K74])" office:value-type="float" office:value="0.0290315637131875" calcext:value-type="float">
            <text:p>0.029031563713188</text:p>
          </table:table-cell>
        </table:table-row>
        <table:table-row table:style-name="ro1">
          <table:table-cell table:number-columns-repeated="6"/>
          <table:table-cell table:style-name="ce2" table:formula="of:=STDEV([.G67:.G74])/SQRT(8)" office:value-type="float" office:value="0.001344512412838" calcext:value-type="float">
            <text:p>0.001344512412838</text:p>
          </table:table-cell>
          <table:table-cell table:style-name="ce2" table:formula="of:=STDEV([.H67:.H74])/SQRT(8)" office:value-type="float" office:value="0" calcext:value-type="float">
            <text:p>0</text:p>
          </table:table-cell>
          <table:table-cell table:style-name="ce2" table:formula="of:=STDEV([.I67:.I74])/SQRT(8)" office:value-type="float" office:value="0.000674649656286637" calcext:value-type="float">
            <text:p>0.000674649656287</text:p>
          </table:table-cell>
          <table:table-cell table:style-name="ce2" table:formula="of:=STDEV([.J67:.J74])/SQRT(8)" office:value-type="float" office:value="0.00165384400421079" calcext:value-type="float">
            <text:p>0.001653844004211</text:p>
          </table:table-cell>
          <table:table-cell table:style-name="ce2" table:formula="of:=STDEV([.K67:.K74])/SQRT(8)" office:value-type="float" office:value="0.00252365297432386" calcext:value-type="float">
            <text:p>0.0025236529743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float" office:value="0.561574643945125" calcext:value-type="float">
            <text:p>0.561574643945125</text:p>
          </table:table-cell>
          <table:table-cell table:style-name="ce1" office:value-type="float" office:value="0.665499147944" calcext:value-type="float">
            <text:p>0.665499147944</text:p>
          </table:table-cell>
          <table:table-cell table:style-name="ce1" office:value-type="float" office:value="0.483118125" calcext:value-type="float">
            <text:p>0.483118125</text:p>
          </table:table-cell>
          <table:table-cell table:style-name="ce1" office:value-type="float" office:value="0.578388755402" calcext:value-type="float">
            <text:p>0.578388755402</text:p>
          </table:table-cell>
          <table:table-cell table:style-name="ce1" office:value-type="float" office:value="0.606809819445125" calcext:value-type="float">
            <text:p>0.606809819445125</text:p>
          </table:table-cell>
        </table:table-row>
        <table:table-row table:style-name="ro1">
          <table:table-cell table:number-columns-repeated="6"/>
          <table:table-cell table:style-name="ce1" office:value-type="float" office:value="0.479994048664375" calcext:value-type="float">
            <text:p>0.479994048664375</text:p>
          </table:table-cell>
          <table:table-cell table:style-name="ce1" office:value-type="float" office:value="0.691752371152125" calcext:value-type="float">
            <text:p>0.691752371152125</text:p>
          </table:table-cell>
          <table:table-cell table:style-name="ce1" office:value-type="float" office:value="0.4372475" calcext:value-type="float">
            <text:p>0.4372475</text:p>
          </table:table-cell>
          <table:table-cell table:style-name="ce1" office:value-type="float" office:value="0.5096887276765" calcext:value-type="float">
            <text:p>0.5096887276765</text:p>
          </table:table-cell>
          <table:table-cell table:style-name="ce1" office:value-type="float" office:value="0.563363579451125" calcext:value-type="float">
            <text:p>0.563363579451125</text:p>
          </table:table-cell>
        </table:table-row>
        <table:table-row table:style-name="ro1">
          <table:table-cell table:number-columns-repeated="6"/>
          <table:table-cell table:style-name="ce1" office:value-type="float" office:value="0.385681368445875" calcext:value-type="float">
            <text:p>0.385681368445875</text:p>
          </table:table-cell>
          <table:table-cell table:style-name="ce1" office:value-type="float" office:value="0.658156601409" calcext:value-type="float">
            <text:p>0.658156601409</text:p>
          </table:table-cell>
          <table:table-cell table:style-name="ce1" office:value-type="float" office:value="0.361396125" calcext:value-type="float">
            <text:p>0.361396125</text:p>
          </table:table-cell>
          <table:table-cell table:style-name="ce1" office:value-type="float" office:value="0.4195286387175" calcext:value-type="float">
            <text:p>0.4195286387175</text:p>
          </table:table-cell>
          <table:table-cell table:style-name="ce1" office:value-type="float" office:value="0.483991799693375" calcext:value-type="float">
            <text:p>0.483991799693375</text:p>
          </table:table-cell>
        </table:table-row>
        <table:table-row table:style-name="ro1">
          <table:table-cell table:number-columns-repeated="6"/>
          <table:table-cell table:style-name="ce1" office:value-type="float" office:value="0.360725443953875" calcext:value-type="float">
            <text:p>0.360725443953875</text:p>
          </table:table-cell>
          <table:table-cell table:style-name="ce1" office:value-type="float" office:value="0.65873056821525" calcext:value-type="float">
            <text:p>0.65873056821525</text:p>
          </table:table-cell>
          <table:table-cell table:style-name="ce1" office:value-type="float" office:value="0.311440375" calcext:value-type="float">
            <text:p>0.311440375</text:p>
          </table:table-cell>
          <table:table-cell table:style-name="ce1" office:value-type="float" office:value="0.395174197330125" calcext:value-type="float">
            <text:p>0.395174197330125</text:p>
          </table:table-cell>
          <table:table-cell table:style-name="ce1" office:value-type="float" office:value="0.46245892979625" calcext:value-type="float">
            <text:p>0.46245892979625</text:p>
          </table:table-cell>
        </table:table-row>
        <table:table-row table:style-name="ro1">
          <table:table-cell table:number-columns-repeated="6"/>
          <table:table-cell table:style-name="ce1" office:value-type="float" office:value="0.345312708723625" calcext:value-type="float">
            <text:p>0.345312708723625</text:p>
          </table:table-cell>
          <table:table-cell table:style-name="ce1" office:value-type="float" office:value="0.661728855759625" calcext:value-type="float">
            <text:p>0.661728855759625</text:p>
          </table:table-cell>
          <table:table-cell table:style-name="ce1" office:value-type="float" office:value="0.264447" calcext:value-type="float">
            <text:p>0.264447</text:p>
          </table:table-cell>
          <table:table-cell table:style-name="ce1" office:value-type="float" office:value="0.380142870395375" calcext:value-type="float">
            <text:p>0.380142870395375</text:p>
          </table:table-cell>
          <table:table-cell table:style-name="ce1" office:value-type="float" office:value="0.449451797229625" calcext:value-type="float">
            <text:p>0.449451797229625</text:p>
          </table:table-cell>
        </table:table-row>
        <table:table-row table:style-name="ro1">
          <table:table-cell table:number-columns-repeated="6"/>
          <table:table-cell table:style-name="ce1" office:value-type="float" office:value="0.368465855643375" calcext:value-type="float">
            <text:p>0.368465855643375</text:p>
          </table:table-cell>
          <table:table-cell table:style-name="ce1" office:value-type="float" office:value="0.62419981012725" calcext:value-type="float">
            <text:p>0.62419981012725</text:p>
          </table:table-cell>
          <table:table-cell table:style-name="ce1" office:value-type="float" office:value="0.19208475" calcext:value-type="float">
            <text:p>0.19208475</text:p>
          </table:table-cell>
          <table:table-cell table:style-name="ce1" office:value-type="float" office:value="0.400657523414625" calcext:value-type="float">
            <text:p>0.400657523414625</text:p>
          </table:table-cell>
          <table:table-cell table:style-name="ce1" office:value-type="float" office:value="0.461802160828875" calcext:value-type="float">
            <text:p>0.461802160828875</text:p>
          </table:table-cell>
        </table:table-row>
        <table:table-row table:style-name="ro1">
          <table:table-cell table:number-columns-repeated="6"/>
          <table:table-cell table:style-name="ce1" office:value-type="float" office:value="0.014974259391025" calcext:value-type="float">
            <text:p>0.0149742593910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75266875" calcext:value-type="float">
            <text:p>0.0575266875</text:p>
          </table:table-cell>
          <table:table-cell table:style-name="ce1" office:value-type="float" office:value="0.0185709981234625" calcext:value-type="float">
            <text:p>0.018570998123463</text:p>
          </table:table-cell>
          <table:table-cell table:style-name="ce1" office:value-type="float" office:value="0.0290315637131875" calcext:value-type="float">
            <text:p>0.0290315637131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8:44:27.578605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9:51:53.604359247</dc:date>
    <dc:creator>Dimitrios Pritsos</dc:creator>
    <meta:editing-duration>PT58M36S</meta:editing-duration>
    <meta:editing-cycles>3</meta:editing-cycles>
    <meta:generator>LibreOffice/5.2.3.2$Linux_X86_64 LibreOffice_project/20m0$Build-2</meta:generator>
    <meta:document-statistic meta:table-count="1" meta:cell-count="721" meta:object-count="0"/>
  </office:meta>
</office:document-meta>
</file>